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AA<text:tab/>EEE<text:tab/>CCC<text:tab/>DDD<text:tab/>EEE<text:tab/>AAA</text:p>
      <text:p text:style-name="Standard">BBB<text:tab/>FFF<text:tab/>DDD<text:tab/>EEE<text:tab/>FFF<text:tab/>AAA</text:p>
      <text:p text:style-name="Standard">CCC<text:tab/>AAA<text:tab/>BBB<text:tab/>FFF<text:tab/>DDD<text:tab/>BBB</text:p>
      <text:p text:style-name="Standard">AAA<text:tab/>BBB<text:tab/>DDD<text:tab/>FFF<text:tab/>BBB<text:tab/>CCC</text:p>
      <text:p text:style-name="Standard">BBB<text:tab/>CCC<text:tab/>AAA<text:tab/>FFF<text:tab/>CCC<text:tab/>AAA</text:p>
      <text:p text:style-name="Standard">CCC<text:tab/>DDD<text:tab/>EEE<text:tab/>FFF<text:tab/>AAA<text:tab/>BB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862in" style:writing-mode="page"/>
      <style:text-properties fo:color="#000000" style:font-name="Thorndale" fo:font-size="12pt" fo:language="de" fo:country="DE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text:master-page-name="Standard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Sparc OpenOffice.org_project/680m145$Build-8989</meta:generator>
    <meta:initial-creator>Thorsten Ziehm</meta:initial-creator>
    <meta:creation-date>1997-11-26T15:19:34</meta:creation-date>
    <dc:creator>Thorsten Ziehm</dc:creator>
    <dc:date>1997-11-26T15:19:34</dc:date>
    <dc:language>de-DE</dc:language>
    <meta:editing-cycles>2</meta:editing-cycles>
    <meta:editing-duration>PT2M13S</meta:editing-duration>
    <meta:user-defined meta:name="Info 0"/>
    <meta:user-defined meta:name="Info 1"/>
    <meta:user-defined meta:name="Info 2"/>
    <meta:user-defined meta:name="Info 3"/>
    <meta:document-statistic meta:table-count="0" meta:image-count="0" meta:object-count="0" meta:page-count="1" meta:paragraph-count="6" meta:word-count="36" meta:character-count="138"/>
  </office:meta>
</office:document-meta>
</file>